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215.09pt">
            <loext:p draw:notify-on-update-of-ranges="Sheet1.E1:Sheet1.E4 Sheet1.G1:Sheet1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63.02pt" svg:height="255.49pt" svg:x="403.23pt" svg:y="48.53pt">
            <loext:p draw:notify-on-update-of-ranges="Sheet1.E1:Sheet1.E4 Sheet1.H1:Sheet1.H4 Sheet1.J1:Sheet1.J55 Sheet1.K1:Sheet1.K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 table:number-columns-repeated="3"/>
          <table:table-cell office:value-type="string" calcext:value-type="string">
            <text:p>GB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table:formula="of:=0.0894/[.F1]" office:value-type="float" office:value="0.000657352941176471" calcext:value-type="float">
            <text:p>0.0006573529</text:p>
          </table:table-cell>
          <table:table-cell table:style-name="ce1" table:formula="of:=EXP( (([.E1]-100)/226) ^2*(-1) )*0.00065" office:value-type="float" office:value="0.00065" calcext:value-type="float">
            <text:p>0.0006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EXP( (([.J1]-100)/226) ^2*(-1) )*0.00065" office:value-type="float" office:value="0.00065" calcext:value-type="float">
            <text:p>0.0006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A2]*[.B2]*[.C2]*24/1024/1024/1024" office:value-type="float" office:value="0.0894069671630859" calcext:value-type="float">
            <text:p>0.0894069672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table:formula="of:=0.0894/[.F2]" office:value-type="float" office:value="0.00032158273381295" calcext:value-type="float">
            <text:p>0.0003215827</text:p>
          </table:table-cell>
          <table:table-cell table:style-name="ce1" table:formula="of:=EXP( (([.E2]-100)/226) ^2*(-1) )*0.00065" office:value-type="float" office:value="0.000534421948164538" calcext:value-type="float">
            <text:p>0.0005344219</text:p>
          </table:table-cell>
          <table:table-cell/>
          <table:table-cell table:formula="of:=[.J1]+10" office:value-type="float" office:value="110" calcext:value-type="float">
            <text:p>110</text:p>
          </table:table-cell>
          <table:table-cell table:formula="of:=EXP( (([.J2]-100)/226) ^2*(-1) )*0.00065" office:value-type="float" office:value="0.000648728631630542" calcext:value-type="float">
            <text:p>0.0006487286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553" calcext:value-type="float">
            <text:p>553</text:p>
          </table:table-cell>
          <table:table-cell table:formula="of:=0.0894/[.F3]" office:value-type="float" office:value="0.000161663652802893" calcext:value-type="float">
            <text:p>0.0001616637</text:p>
          </table:table-cell>
          <table:table-cell table:style-name="ce1" table:formula="of:=EXP( (([.E3]-100)/226) ^2*(-1) )*0.00065" office:value-type="float" office:value="0.00011159679437526" calcext:value-type="float">
            <text:p>0.0001115968</text:p>
          </table:table-cell>
          <table:table-cell/>
          <table:table-cell table:formula="of:=[.J2]+10" office:value-type="float" office:value="120" calcext:value-type="float">
            <text:p>120</text:p>
          </table:table-cell>
          <table:table-cell table:formula="of:=EXP( (([.J3]-100)/226) ^2*(-1) )*0.00065" office:value-type="float" office:value="0.00064492942748393" calcext:value-type="float">
            <text:p>0.0006449294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692.7" calcext:value-type="float">
            <text:p>692.7</text:p>
          </table:table-cell>
          <table:table-cell table:formula="of:=0.0894/[.F4]" office:value-type="float" office:value="0.000129060199220442" calcext:value-type="float">
            <text:p>0.0001290602</text:p>
          </table:table-cell>
          <table:table-cell table:style-name="ce1" table:formula="of:=EXP( (([.E4]-100)/226) ^2*(-1) )*0.00065" office:value-type="float" office:value="0.00000486616227135905" calcext:value-type="float">
            <text:p>4.86616227135905E-06</text:p>
          </table:table-cell>
          <table:table-cell/>
          <table:table-cell table:formula="of:=[.J3]+10" office:value-type="float" office:value="130" calcext:value-type="float">
            <text:p>130</text:p>
          </table:table-cell>
          <table:table-cell table:formula="of:=EXP( (([.J4]-100)/226) ^2*(-1) )*0.00065" office:value-type="float" office:value="0.000638646799748826" calcext:value-type="float">
            <text:p>0.0006386468</text:p>
          </table:table-cell>
        </table:table-row>
        <table:table-row table:style-name="ro1">
          <table:table-cell table:number-columns-repeated="9"/>
          <table:table-cell table:formula="of:=[.J4]+10" office:value-type="float" office:value="140" calcext:value-type="float">
            <text:p>140</text:p>
          </table:table-cell>
          <table:table-cell table:formula="of:=EXP( (([.J5]-100)/226) ^2*(-1) )*0.00065" office:value-type="float" office:value="0.000629953807680086" calcext:value-type="float">
            <text:p>0.0006299538</text:p>
          </table:table-cell>
        </table:table-row>
        <table:table-row table:style-name="ro1">
          <table:table-cell table:number-columns-repeated="9"/>
          <table:table-cell table:formula="of:=[.J5]+10" office:value-type="float" office:value="150" calcext:value-type="float">
            <text:p>150</text:p>
          </table:table-cell>
          <table:table-cell table:formula="of:=EXP( (([.J6]-100)/226) ^2*(-1) )*0.00065" office:value-type="float" office:value="0.000618950743483806" calcext:value-type="float">
            <text:p>0.0006189507</text:p>
          </table:table-cell>
        </table:table-row>
        <table:table-row table:style-name="ro1">
          <table:table-cell table:number-columns-repeated="9"/>
          <table:table-cell table:formula="of:=[.J6]+10" office:value-type="float" office:value="160" calcext:value-type="float">
            <text:p>160</text:p>
          </table:table-cell>
          <table:table-cell table:formula="of:=EXP( (([.J7]-100)/226) ^2*(-1) )*0.00065" office:value-type="float" office:value="0.00060576320651732" calcext:value-type="float">
            <text:p>0.0006057632</text:p>
          </table:table-cell>
        </table:table-row>
        <table:table-row table:style-name="ro1">
          <table:table-cell table:number-columns-repeated="9"/>
          <table:table-cell table:formula="of:=[.J7]+10" office:value-type="float" office:value="170" calcext:value-type="float">
            <text:p>170</text:p>
          </table:table-cell>
          <table:table-cell table:formula="of:=EXP( (([.J8]-100)/226) ^2*(-1) )*0.00065" office:value-type="float" office:value="0.000590539717502921" calcext:value-type="float">
            <text:p>0.0005905397</text:p>
          </table:table-cell>
        </table:table-row>
        <table:table-row table:style-name="ro1">
          <table:table-cell table:number-columns-repeated="9"/>
          <table:table-cell table:formula="of:=[.J8]+10" office:value-type="float" office:value="180" calcext:value-type="float">
            <text:p>180</text:p>
          </table:table-cell>
          <table:table-cell table:formula="of:=EXP( (([.J9]-100)/226) ^2*(-1) )*0.00065" office:value-type="float" office:value="0.000573448936101764" calcext:value-type="float">
            <text:p>0.0005734489</text:p>
          </table:table-cell>
        </table:table-row>
        <table:table-row table:style-name="ro1">
          <table:table-cell table:number-columns-repeated="5"/>
          <table:table-cell table:formula="of:=2^2" office:value-type="float" office:value="4" calcext:value-type="float">
            <text:p>4</text:p>
          </table:table-cell>
          <table:table-cell table:number-columns-repeated="3"/>
          <table:table-cell table:formula="of:=[.J9]+10" office:value-type="float" office:value="190" calcext:value-type="float">
            <text:p>190</text:p>
          </table:table-cell>
          <table:table-cell table:formula="of:=EXP( (([.J10]-100)/226) ^2*(-1) )*0.00065" office:value-type="float" office:value="0.0005546765546829" calcext:value-type="float">
            <text:p>0.0005546766</text:p>
          </table:table-cell>
        </table:table-row>
        <table:table-row table:style-name="ro1">
          <table:table-cell table:number-columns-repeated="9"/>
          <table:table-cell table:formula="of:=[.J10]+10" office:value-type="float" office:value="200" calcext:value-type="float">
            <text:p>200</text:p>
          </table:table-cell>
          <table:table-cell table:formula="of:=EXP( (([.J11]-100)/226) ^2*(-1) )*0.00065" office:value-type="float" office:value="0.000534421948164538" calcext:value-type="float">
            <text:p>0.0005344219</text:p>
          </table:table-cell>
        </table:table-row>
        <table:table-row table:style-name="ro1">
          <table:table-cell table:number-columns-repeated="9"/>
          <table:table-cell table:formula="of:=[.J11]+10" office:value-type="float" office:value="210" calcext:value-type="float">
            <text:p>210</text:p>
          </table:table-cell>
          <table:table-cell table:formula="of:=EXP( (([.J12]-100)/226) ^2*(-1) )*0.00065" office:value-type="float" office:value="0.000512894664213081" calcext:value-type="float">
            <text:p>0.000512894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=</text:p>
          </table:table-cell>
          <table:table-cell table:number-columns-repeated="3"/>
          <table:table-cell table:formula="of:=[.J12]+10" office:value-type="float" office:value="220" calcext:value-type="float">
            <text:p>220</text:p>
          </table:table-cell>
          <table:table-cell table:formula="of:=EXP( (([.J13]-100)/226) ^2*(-1) )*0.00065" office:value-type="float" office:value="0.000490310839779074" calcext:value-type="float">
            <text:p>0.0004903108</text:p>
          </table:table-cell>
        </table:table-row>
        <table:table-row table:style-name="ro1">
          <table:table-cell table:number-columns-repeated="9"/>
          <table:table-cell table:formula="of:=[.J13]+10" office:value-type="float" office:value="230" calcext:value-type="float">
            <text:p>230</text:p>
          </table:table-cell>
          <table:table-cell table:formula="of:=EXP( (([.J14]-100)/226) ^2*(-1) )*0.00065" office:value-type="float" office:value="0.000466889628952965" calcext:value-type="float">
            <text:p>0.0004668896</text:p>
          </table:table-cell>
        </table:table-row>
        <table:table-row table:style-name="ro1">
          <table:table-cell table:number-columns-repeated="9"/>
          <table:table-cell table:formula="of:=[.J14]+10" office:value-type="float" office:value="240" calcext:value-type="float">
            <text:p>240</text:p>
          </table:table-cell>
          <table:table-cell table:formula="of:=EXP( (([.J15]-100)/226) ^2*(-1) )*0.00065" office:value-type="float" office:value="0.000442849723564672" calcext:value-type="float">
            <text:p>0.0004428497</text:p>
          </table:table-cell>
        </table:table-row>
        <table:table-row table:style-name="ro1">
          <table:table-cell table:number-columns-repeated="9"/>
          <table:table-cell table:formula="of:=[.J15]+10" office:value-type="float" office:value="250" calcext:value-type="float">
            <text:p>250</text:p>
          </table:table-cell>
          <table:table-cell table:formula="of:=EXP( (([.J16]-100)/226) ^2*(-1) )*0.00065" office:value-type="float" office:value="0.000418406042049748" calcext:value-type="float">
            <text:p>0.000418406</text:p>
          </table:table-cell>
        </table:table-row>
        <table:table-row table:style-name="ro1">
          <table:table-cell table:number-columns-repeated="9"/>
          <table:table-cell table:formula="of:=[.J16]+10" office:value-type="float" office:value="260" calcext:value-type="float">
            <text:p>260</text:p>
          </table:table-cell>
          <table:table-cell table:formula="of:=EXP( (([.J17]-100)/226) ^2*(-1) )*0.00065" office:value-type="float" office:value="0.000393766654162248" calcext:value-type="float">
            <text:p>0.0003937667</text:p>
          </table:table-cell>
        </table:table-row>
        <table:table-row table:style-name="ro1">
          <table:table-cell table:number-columns-repeated="9"/>
          <table:table-cell table:formula="of:=[.J17]+10" office:value-type="float" office:value="270" calcext:value-type="float">
            <text:p>270</text:p>
          </table:table-cell>
          <table:table-cell table:formula="of:=EXP( (([.J18]-100)/226) ^2*(-1) )*0.00065" office:value-type="float" office:value="0.00036912999949535" calcext:value-type="float">
            <text:p>0.00036913</text:p>
          </table:table-cell>
        </table:table-row>
        <table:table-row table:style-name="ro1">
          <table:table-cell table:number-columns-repeated="9"/>
          <table:table-cell table:formula="of:=[.J18]+10" office:value-type="float" office:value="280" calcext:value-type="float">
            <text:p>280</text:p>
          </table:table-cell>
          <table:table-cell table:formula="of:=EXP( (([.J19]-100)/226) ^2*(-1) )*0.00065" office:value-type="float" office:value="0.000344682446886953" calcext:value-type="float">
            <text:p>0.0003446824</text:p>
          </table:table-cell>
        </table:table-row>
        <table:table-row table:style-name="ro1">
          <table:table-cell table:number-columns-repeated="9"/>
          <table:table-cell table:formula="of:=[.J19]+10" office:value-type="float" office:value="290" calcext:value-type="float">
            <text:p>290</text:p>
          </table:table-cell>
          <table:table-cell table:formula="of:=EXP( (([.J20]-100)/226) ^2*(-1) )*0.00065" office:value-type="float" office:value="0.000320596230076948" calcext:value-type="float">
            <text:p>0.0003205962</text:p>
          </table:table-cell>
        </table:table-row>
        <table:table-row table:style-name="ro1">
          <table:table-cell table:number-columns-repeated="9"/>
          <table:table-cell table:formula="of:=[.J20]+10" office:value-type="float" office:value="300" calcext:value-type="float">
            <text:p>300</text:p>
          </table:table-cell>
          <table:table-cell table:formula="of:=EXP( (([.J21]-100)/226) ^2*(-1) )*0.00065" office:value-type="float" office:value="0.000297027782891212" calcext:value-type="float">
            <text:p>0.0002970278</text:p>
          </table:table-cell>
        </table:table-row>
        <table:table-row table:style-name="ro1">
          <table:table-cell table:number-columns-repeated="9"/>
          <table:table-cell table:formula="of:=[.J21]+10" office:value-type="float" office:value="310" calcext:value-type="float">
            <text:p>310</text:p>
          </table:table-cell>
          <table:table-cell table:formula="of:=EXP( (([.J22]-100)/226) ^2*(-1) )*0.00065" office:value-type="float" office:value="0.000274116485188036" calcext:value-type="float">
            <text:p>0.0002741165</text:p>
          </table:table-cell>
        </table:table-row>
        <table:table-row table:style-name="ro1">
          <table:table-cell table:number-columns-repeated="9"/>
          <table:table-cell table:formula="of:=[.J22]+10" office:value-type="float" office:value="320" calcext:value-type="float">
            <text:p>320</text:p>
          </table:table-cell>
          <table:table-cell table:formula="of:=EXP( (([.J23]-100)/226) ^2*(-1) )*0.00065" office:value-type="float" office:value="0.000251983819220485" calcext:value-type="float">
            <text:p>0.0002519838</text:p>
          </table:table-cell>
        </table:table-row>
        <table:table-row table:style-name="ro1">
          <table:table-cell table:number-columns-repeated="9"/>
          <table:table-cell table:formula="of:=[.J23]+10" office:value-type="float" office:value="330" calcext:value-type="float">
            <text:p>330</text:p>
          </table:table-cell>
          <table:table-cell table:formula="of:=EXP( (([.J24]-100)/226) ^2*(-1) )*0.00065" office:value-type="float" office:value="0.000230732925303645" calcext:value-type="float">
            <text:p>0.0002307329</text:p>
          </table:table-cell>
        </table:table-row>
        <table:table-row table:style-name="ro1">
          <table:table-cell table:number-columns-repeated="9"/>
          <table:table-cell table:formula="of:=[.J24]+10" office:value-type="float" office:value="340" calcext:value-type="float">
            <text:p>340</text:p>
          </table:table-cell>
          <table:table-cell table:formula="of:=EXP( (([.J25]-100)/226) ^2*(-1) )*0.00065" office:value-type="float" office:value="0.000210448536033834" calcext:value-type="float">
            <text:p>0.0002104485</text:p>
          </table:table-cell>
        </table:table-row>
        <table:table-row table:style-name="ro1">
          <table:table-cell table:number-columns-repeated="9"/>
          <table:table-cell table:formula="of:=[.J25]+10" office:value-type="float" office:value="350" calcext:value-type="float">
            <text:p>350</text:p>
          </table:table-cell>
          <table:table-cell table:formula="of:=EXP( (([.J26]-100)/226) ^2*(-1) )*0.00065" office:value-type="float" office:value="0.000191197260028191" calcext:value-type="float">
            <text:p>0.0001911973</text:p>
          </table:table-cell>
        </table:table-row>
        <table:table-row table:style-name="ro1">
          <table:table-cell table:number-columns-repeated="9"/>
          <table:table-cell table:formula="of:=[.J26]+10" office:value-type="float" office:value="360" calcext:value-type="float">
            <text:p>360</text:p>
          </table:table-cell>
          <table:table-cell table:formula="of:=EXP( (([.J27]-100)/226) ^2*(-1) )*0.00065" office:value-type="float" office:value="0.00017302817940858" calcext:value-type="float">
            <text:p>0.0001730282</text:p>
          </table:table-cell>
        </table:table-row>
        <table:table-row table:style-name="ro1">
          <table:table-cell table:number-columns-repeated="9"/>
          <table:table-cell table:formula="of:=[.J27]+10" office:value-type="float" office:value="370" calcext:value-type="float">
            <text:p>370</text:p>
          </table:table-cell>
          <table:table-cell table:formula="of:=EXP( (([.J28]-100)/226) ^2*(-1) )*0.00065" office:value-type="float" office:value="0.000155973720143668" calcext:value-type="float">
            <text:p>0.0001559737</text:p>
          </table:table-cell>
        </table:table-row>
        <table:table-row table:style-name="ro1">
          <table:table-cell table:number-columns-repeated="9"/>
          <table:table-cell table:formula="of:=[.J28]+10" office:value-type="float" office:value="380" calcext:value-type="float">
            <text:p>380</text:p>
          </table:table-cell>
          <table:table-cell table:formula="of:=EXP( (([.J29]-100)/226) ^2*(-1) )*0.00065" office:value-type="float" office:value="0.000140050750918031" calcext:value-type="float">
            <text:p>0.0001400508</text:p>
          </table:table-cell>
        </table:table-row>
        <table:table-row table:style-name="ro1">
          <table:table-cell table:number-columns-repeated="9"/>
          <table:table-cell table:formula="of:=[.J29]+10" office:value-type="float" office:value="390" calcext:value-type="float">
            <text:p>390</text:p>
          </table:table-cell>
          <table:table-cell table:formula="of:=EXP( (([.J30]-100)/226) ^2*(-1) )*0.00065" office:value-type="float" office:value="0.000125261864383591" calcext:value-type="float">
            <text:p>0.0001252619</text:p>
          </table:table-cell>
        </table:table-row>
        <table:table-row table:style-name="ro1">
          <table:table-cell table:number-columns-repeated="9"/>
          <table:table-cell table:formula="of:=[.J30]+10" office:value-type="float" office:value="400" calcext:value-type="float">
            <text:p>400</text:p>
          </table:table-cell>
          <table:table-cell table:formula="of:=EXP( (([.J31]-100)/226) ^2*(-1) )*0.00065" office:value-type="float" office:value="0.00011159679437526" calcext:value-type="float">
            <text:p>0.0001115968</text:p>
          </table:table-cell>
        </table:table-row>
        <table:table-row table:style-name="ro1">
          <table:table-cell table:number-columns-repeated="9"/>
          <table:table-cell table:formula="of:=[.J31]+10" office:value-type="float" office:value="410" calcext:value-type="float">
            <text:p>410</text:p>
          </table:table-cell>
          <table:table-cell table:formula="of:=EXP( (([.J32]-100)/226) ^2*(-1) )*0.00065" office:value-type="float" office:value="0.0000990339237999213" calcext:value-type="float">
            <text:p>9.90339237999213E-05</text:p>
          </table:table-cell>
        </table:table-row>
        <table:table-row table:style-name="ro1">
          <table:table-cell table:number-columns-repeated="9"/>
          <table:table-cell table:formula="of:=[.J32]+10" office:value-type="float" office:value="420" calcext:value-type="float">
            <text:p>420</text:p>
          </table:table-cell>
          <table:table-cell table:formula="of:=EXP( (([.J33]-100)/226) ^2*(-1) )*0.00065" office:value-type="float" office:value="0.0000875418402580866" calcext:value-type="float">
            <text:p>8.75418402580866E-05</text:p>
          </table:table-cell>
        </table:table-row>
        <table:table-row table:style-name="ro1">
          <table:table-cell table:number-columns-repeated="9"/>
          <table:table-cell table:formula="of:=[.J33]+10" office:value-type="float" office:value="430" calcext:value-type="float">
            <text:p>430</text:p>
          </table:table-cell>
          <table:table-cell table:formula="of:=EXP( (([.J34]-100)/226) ^2*(-1) )*0.00065" office:value-type="float" office:value="0.0000770808998262544" calcext:value-type="float">
            <text:p>7.70808998262544E-05</text:p>
          </table:table-cell>
        </table:table-row>
        <table:table-row table:style-name="ro1">
          <table:table-cell table:number-columns-repeated="9"/>
          <table:table-cell table:formula="of:=[.J34]+10" office:value-type="float" office:value="440" calcext:value-type="float">
            <text:p>440</text:p>
          </table:table-cell>
          <table:table-cell table:formula="of:=EXP( (([.J35]-100)/226) ^2*(-1) )*0.00065" office:value-type="float" office:value="0.0000676047635944286" calcext:value-type="float">
            <text:p>6.76047635944286E-05</text:p>
          </table:table-cell>
        </table:table-row>
        <table:table-row table:style-name="ro1">
          <table:table-cell table:number-columns-repeated="9"/>
          <table:table-cell table:formula="of:=[.J35]+10" office:value-type="float" office:value="450" calcext:value-type="float">
            <text:p>450</text:p>
          </table:table-cell>
          <table:table-cell table:formula="of:=EXP( (([.J36]-100)/226) ^2*(-1) )*0.00065" office:value-type="float" office:value="0.0000590618762916858" calcext:value-type="float">
            <text:p>5.90618762916858E-05</text:p>
          </table:table-cell>
        </table:table-row>
        <table:table-row table:style-name="ro1">
          <table:table-cell table:number-columns-repeated="9"/>
          <table:table-cell table:formula="of:=[.J36]+10" office:value-type="float" office:value="460" calcext:value-type="float">
            <text:p>460</text:p>
          </table:table-cell>
          <table:table-cell table:formula="of:=EXP( (([.J37]-100)/226) ^2*(-1) )*0.00065" office:value-type="float" office:value="0.0000513968614215173" calcext:value-type="float">
            <text:p>5.13968614215173E-05</text:p>
          </table:table-cell>
        </table:table-row>
        <table:table-row table:style-name="ro1">
          <table:table-cell table:number-columns-repeated="9"/>
          <table:table-cell table:formula="of:=[.J37]+10" office:value-type="float" office:value="470" calcext:value-type="float">
            <text:p>470</text:p>
          </table:table-cell>
          <table:table-cell table:formula="of:=EXP( (([.J38]-100)/226) ^2*(-1) )*0.00065" office:value-type="float" office:value="0.0000445518125592373" calcext:value-type="float">
            <text:p>4.45518125592373E-05</text:p>
          </table:table-cell>
        </table:table-row>
        <table:table-row table:style-name="ro1">
          <table:table-cell table:number-columns-repeated="9"/>
          <table:table-cell table:formula="of:=[.J38]+10" office:value-type="float" office:value="480" calcext:value-type="float">
            <text:p>480</text:p>
          </table:table-cell>
          <table:table-cell table:formula="of:=EXP( (([.J39]-100)/226) ^2*(-1) )*0.00065" office:value-type="float" office:value="0.0000384674656470331" calcext:value-type="float">
            <text:p>3.84674656470331E-05</text:p>
          </table:table-cell>
        </table:table-row>
        <table:table-row table:style-name="ro1">
          <table:table-cell table:number-columns-repeated="9"/>
          <table:table-cell table:formula="of:=[.J39]+10" office:value-type="float" office:value="490" calcext:value-type="float">
            <text:p>490</text:p>
          </table:table-cell>
          <table:table-cell table:formula="of:=EXP( (([.J40]-100)/226) ^2*(-1) )*0.00065" office:value-type="float" office:value="0.0000330842420940868" calcext:value-type="float">
            <text:p>3.30842420940868E-05</text:p>
          </table:table-cell>
        </table:table-row>
        <table:table-row table:style-name="ro1">
          <table:table-cell table:number-columns-repeated="9"/>
          <table:table-cell table:formula="of:=[.J40]+10" office:value-type="float" office:value="500" calcext:value-type="float">
            <text:p>500</text:p>
          </table:table-cell>
          <table:table-cell table:formula="of:=EXP( (([.J41]-100)/226) ^2*(-1) )*0.00065" office:value-type="float" office:value="0.0000283431571138802" calcext:value-type="float">
            <text:p>2.83431571138802E-05</text:p>
          </table:table-cell>
        </table:table-row>
        <table:table-row table:style-name="ro1">
          <table:table-cell table:number-columns-repeated="9"/>
          <table:table-cell table:formula="of:=[.J41]+10" office:value-type="float" office:value="510" calcext:value-type="float">
            <text:p>510</text:p>
          </table:table-cell>
          <table:table-cell table:formula="of:=EXP( (([.J42]-100)/226) ^2*(-1) )*0.00065" office:value-type="float" office:value="0.0000241865919027126" calcext:value-type="float">
            <text:p>2.41865919027126E-05</text:p>
          </table:table-cell>
        </table:table-row>
        <table:table-row table:style-name="ro1">
          <table:table-cell table:number-columns-repeated="9"/>
          <table:table-cell table:formula="of:=[.J42]+10" office:value-type="float" office:value="520" calcext:value-type="float">
            <text:p>520</text:p>
          </table:table-cell>
          <table:table-cell table:formula="of:=EXP( (([.J43]-100)/226) ^2*(-1) )*0.00065" office:value-type="float" office:value="0.0000205589319074598" calcext:value-type="float">
            <text:p>2.05589319074598E-05</text:p>
          </table:table-cell>
        </table:table-row>
        <table:table-row table:style-name="ro1">
          <table:table-cell table:number-columns-repeated="9"/>
          <table:table-cell table:formula="of:=[.J43]+10" office:value-type="float" office:value="530" calcext:value-type="float">
            <text:p>530</text:p>
          </table:table-cell>
          <table:table-cell table:formula="of:=EXP( (([.J44]-100)/226) ^2*(-1) )*0.00065" office:value-type="float" office:value="0.0000174070765008649" calcext:value-type="float">
            <text:p>1.74070765008649E-05</text:p>
          </table:table-cell>
        </table:table-row>
        <table:table-row table:style-name="ro1">
          <table:table-cell table:number-columns-repeated="9"/>
          <table:table-cell table:formula="of:=[.J44]+10" office:value-type="float" office:value="540" calcext:value-type="float">
            <text:p>540</text:p>
          </table:table-cell>
          <table:table-cell table:formula="of:=EXP( (([.J45]-100)/226) ^2*(-1) )*0.00065" office:value-type="float" office:value="0.0000146808278604586" calcext:value-type="float">
            <text:p>1.46808278604586E-05</text:p>
          </table:table-cell>
        </table:table-row>
        <table:table-row table:style-name="ro1">
          <table:table-cell table:number-columns-repeated="9"/>
          <table:table-cell table:formula="of:=[.J45]+10" office:value-type="float" office:value="550" calcext:value-type="float">
            <text:p>550</text:p>
          </table:table-cell>
          <table:table-cell table:formula="of:=EXP( (([.J46]-100)/226) ^2*(-1) )*0.00065" office:value-type="float" office:value="0.0000123331687378809" calcext:value-type="float">
            <text:p>1.23331687378809E-05</text:p>
          </table:table-cell>
        </table:table-row>
        <table:table-row table:style-name="ro1">
          <table:table-cell table:number-columns-repeated="9"/>
          <table:table-cell table:formula="of:=[.J46]+10" office:value-type="float" office:value="560" calcext:value-type="float">
            <text:p>560</text:p>
          </table:table-cell>
          <table:table-cell table:formula="of:=EXP( (([.J47]-100)/226) ^2*(-1) )*0.00065" office:value-type="float" office:value="0.0000103204401345666" calcext:value-type="float">
            <text:p>1.03204401345666E-05</text:p>
          </table:table-cell>
        </table:table-row>
        <table:table-row table:style-name="ro1">
          <table:table-cell table:number-columns-repeated="9"/>
          <table:table-cell table:formula="of:=[.J47]+10" office:value-type="float" office:value="570" calcext:value-type="float">
            <text:p>570</text:p>
          </table:table-cell>
          <table:table-cell table:formula="of:=EXP( (([.J48]-100)/226) ^2*(-1) )*0.00065" office:value-type="float" office:value="0.00000860243070945044" calcext:value-type="float">
            <text:p>8.60243070945044E-06</text:p>
          </table:table-cell>
        </table:table-row>
        <table:table-row table:style-name="ro1">
          <table:table-cell table:number-columns-repeated="9"/>
          <table:table-cell table:formula="of:=[.J48]+10" office:value-type="float" office:value="580" calcext:value-type="float">
            <text:p>580</text:p>
          </table:table-cell>
          <table:table-cell table:formula="of:=EXP( (([.J49]-100)/226) ^2*(-1) )*0.00065" office:value-type="float" office:value="0.00000714239008872604" calcext:value-type="float">
            <text:p>7.14239008872604E-06</text:p>
          </table:table-cell>
        </table:table-row>
        <table:table-row table:style-name="ro1">
          <table:table-cell table:number-columns-repeated="9"/>
          <table:table-cell table:formula="of:=[.J49]+10" office:value-type="float" office:value="590" calcext:value-type="float">
            <text:p>590</text:p>
          </table:table-cell>
          <table:table-cell table:formula="of:=EXP( (([.J50]-100)/226) ^2*(-1) )*0.00065" office:value-type="float" office:value="0.00000590697818911247" calcext:value-type="float">
            <text:p>0.000005907</text:p>
          </table:table-cell>
        </table:table-row>
        <table:table-row table:style-name="ro1">
          <table:table-cell table:number-columns-repeated="9"/>
          <table:table-cell table:formula="of:=[.J50]+10" office:value-type="float" office:value="600" calcext:value-type="float">
            <text:p>600</text:p>
          </table:table-cell>
          <table:table-cell table:formula="of:=EXP( (([.J51]-100)/226) ^2*(-1) )*0.00065" office:value-type="float" office:value="0.00000486616227135905" calcext:value-type="float">
            <text:p>4.86616227135905E-06</text:p>
          </table:table-cell>
        </table:table-row>
        <table:table-row table:style-name="ro1">
          <table:table-cell table:number-columns-repeated="9"/>
          <table:table-cell table:formula="of:=[.J51]+10" office:value-type="float" office:value="610" calcext:value-type="float">
            <text:p>610</text:p>
          </table:table-cell>
          <table:table-cell table:formula="of:=EXP( (([.J52]-100)/226) ^2*(-1) )*0.00065" office:value-type="float" office:value="0.00000399307277776199" calcext:value-type="float">
            <text:p>3.99307277776199E-06</text:p>
          </table:table-cell>
        </table:table-row>
        <table:table-row table:style-name="ro1">
          <table:table-cell table:number-columns-repeated="9"/>
          <table:table-cell table:formula="of:=[.J52]+10" office:value-type="float" office:value="620" calcext:value-type="float">
            <text:p>620</text:p>
          </table:table-cell>
          <table:table-cell table:formula="of:=EXP( (([.J53]-100)/226) ^2*(-1) )*0.00065" office:value-type="float" office:value="0.00000326382814245918" calcext:value-type="float">
            <text:p>3.26382814245918E-06</text:p>
          </table:table-cell>
        </table:table-row>
        <table:table-row table:style-name="ro1">
          <table:table-cell table:number-columns-repeated="9"/>
          <table:table-cell table:formula="of:=[.J53]+10" office:value-type="float" office:value="630" calcext:value-type="float">
            <text:p>630</text:p>
          </table:table-cell>
          <table:table-cell table:formula="of:=EXP( (([.J54]-100)/226) ^2*(-1) )*0.00065" office:value-type="float" office:value="0.00000265733775836771" calcext:value-type="float">
            <text:p>2.65733775836771E-06</text:p>
          </table:table-cell>
        </table:table-row>
        <table:table-row table:style-name="ro1">
          <table:table-cell table:number-columns-repeated="9"/>
          <table:table-cell table:formula="of:=[.J54]+10" office:value-type="float" office:value="640" calcext:value-type="float">
            <text:p>640</text:p>
          </table:table-cell>
          <table:table-cell table:formula="of:=EXP( (([.J55]-100)/226) ^2*(-1) )*0.00065" office:value-type="float" office:value="0.00000215509119622613" calcext:value-type="float">
            <text:p>2.15509119622613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4:59:11.519241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2:37:18.888862780</meta:creation-date>
    <dc:date>2018-11-02T16:48:06.073594002</dc:date>
    <meta:editing-duration>P1DT12H51M56S</meta:editing-duration>
    <meta:editing-cycles>5</meta:editing-cycles>
    <meta:generator>LibreOffice/5.1.6.2$Linux_X86_64 LibreOffice_project/10m0$Build-2</meta:generator>
    <meta:document-statistic meta:table-count="1" meta:cell-count="1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063cm" svg:y="0.316cm" chart:style-name="ch2">
          <text:p>Производительность коммуникационной сети, W_A</text:p>
        </chart:title>
        <chart:subtitle svg:x="6.754cm" svg:y="1.309cm" chart:style-name="ch3">
          <text:p>кластер НГУ</text:p>
        </chart:subtitle>
        <chart:plot-area chart:style-name="ch4" table:cell-range-address="Sheet1.E1:Sheet1.E4 Sheet1.G1:Sheet1.G4" svg:x="1.643cm" svg:y="2.409cm" svg:width="14.037cm" svg:height="5.118cm">
          <chartooo:coordinate-region svg:x="3.012cm" svg:y="2.596cm" svg:width="12.361cm" svg:height="4.308cm"/>
          <chart:axis chart:dimension="x" chart:name="primary-x" chart:style-name="ch5">
            <chart:title svg:x="6.641cm" svg:y="7.707cm" chart:style-name="ch6">
              <text:p>количество ядер</text:p>
            </chart:title>
          </chart:axis>
          <chart:axis chart:dimension="y" chart:name="primary-y" chart:style-name="ch7">
            <chart:title svg:x="0.451cm" svg:y="5.904cm" chart:style-name="ch8">
              <text:p>GB/sec</text:p>
            </chart:title>
            <chart:grid chart:style-name="ch9" chart:class="major"/>
          </chart:axis>
          <chart:series chart:style-name="ch10" chart:values-cell-range-address="Sheet1.G1:Sheet1.G4" chart:class="chart:scatter">
            <chart:domain table:cell-range-address="Sheet1.E1:Sheet1.E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1:Sheet1.E4</svg:desc>
                </draw:g>
              </table:table-cell>
              <table:table-cell office:value-type="float" office:value="0.000657352941176471">
                <text:p>0.000657352941176471</text:p>
                <draw:g>
                  <svg:desc>Sheet1.G1:Sheet1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2158273381295">
                <text:p>0.0003215827338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61663652802893">
                <text:p>0.00016166365280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129060199220442">
                <text:p>0.000129060199220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63cm" svg:height="9.014cm" xlink:href=".." xlink:type="simple" chart:class="chart:scatter" chart:style-name="ch1">
        <chart:title svg:x="2.184cm" svg:y="0.316cm" chart:style-name="ch2">
          <text:p>Производительность коммуникационной сети</text:p>
        </chart:title>
        <chart:subtitle svg:x="8.777cm" svg:y="1.7cm" chart:style-name="ch3">
          <text:p>Кластер НГУ</text:p>
        </chart:subtitle>
        <chart:legend chart:legend-position="end" svg:x="14.829cm" svg:y="3.78cm" style:legend-expansion="high" chart:style-name="ch4"/>
        <chart:plot-area chart:style-name="ch5" table:cell-range-address="Sheet1.E1:Sheet1.E4 Sheet1.H1:Sheet1.H4 Sheet1.K1:Sheet1.K55" chart:data-source-has-labels="row" svg:x="1.363cm" svg:y="2.133cm" svg:width="13.067cm" svg:height="5.849cm">
          <chartooo:coordinate-region svg:x="2.732cm" svg:y="2.32cm" svg:width="11.391cm" svg:height="5.039cm"/>
          <chart:axis chart:dimension="x" chart:name="primary-x" chart:style-name="ch6">
            <chart:title svg:x="5.876cm" svg:y="8.142cm" chart:style-name="ch7">
              <text:p>количество ядер</text:p>
            </chart:title>
          </chart:axis>
          <chart:axis chart:dimension="y" chart:name="primary-y" chart:style-name="ch6">
            <chart:title svg:x="0.094cm" svg:y="5.993cm" chart:style-name="ch8">
              <text:p>GB/sec</text:p>
            </chart:title>
            <chart:grid chart:style-name="ch9" chart:class="major"/>
          </chart:axis>
          <chart:series chart:style-name="ch10" chart:values-cell-range-address="Sheet1.H1:Sheet1.H4" loext:label-string="измерения" chart:class="chart:scatter">
            <chart:domain table:cell-range-address="Sheet1.E1:Sheet1.E4"/>
            <chart:data-point chart:repeated="4"/>
          </chart:series>
          <chart:series chart:style-name="ch11" chart:values-cell-range-address="Sheet1.K1:Sheet1.K55" loext:label-string="аппроксимация" chart:class="chart:scatter">
            <chart:domain table:cell-range-address="Sheet1.J1:Sheet1.J55"/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измерения</text:p>
              </table:table-cell>
              <table:table-cell office:value-type="string">
                <text:p>Column J</text:p>
              </table:table-cell>
              <table:table-cell office:value-type="string">
                <text:p>аппроксимаци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1:Sheet1.E4</svg:desc>
                </draw:g>
              </table:table-cell>
              <table:table-cell office:value-type="float" office:value="0.00065">
                <text:p>0.00065</text:p>
                <draw:g>
                  <svg:desc>Sheet1.H1:Sheet1.H4</svg:desc>
                </draw:g>
              </table:table-cell>
              <table:table-cell office:value-type="float" office:value="100">
                <text:p>100</text:p>
                <draw:g>
                  <svg:desc>Sheet1.J1:Sheet1.J55</svg:desc>
                </draw:g>
              </table:table-cell>
              <table:table-cell office:value-type="float" office:value="0.00065">
                <text:p>0.00065</text:p>
                <draw:g>
                  <svg:desc>Sheet1.K1:Sheet1.K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534421948164538">
                <text:p>0.000534421948164538</text:p>
              </table:table-cell>
              <table:table-cell office:value-type="float" office:value="110">
                <text:p>110</text:p>
              </table:table-cell>
              <table:table-cell office:value-type="float" office:value="0.000648728631630542">
                <text:p>0.000648728631630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1159679437526">
                <text:p>0.00011159679437526</text:p>
              </table:table-cell>
              <table:table-cell office:value-type="float" office:value="120">
                <text:p>120</text:p>
              </table:table-cell>
              <table:table-cell office:value-type="float" office:value="0.00064492942748393">
                <text:p>0.00064492942748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00486616227135905">
                <text:p>0.00000486616227135905</text:p>
              </table:table-cell>
              <table:table-cell office:value-type="float" office:value="130">
                <text:p>130</text:p>
              </table:table-cell>
              <table:table-cell office:value-type="float" office:value="0.000638646799748826">
                <text:p>0.000638646799748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0.000629953807680086">
                <text:p>0.000629953807680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000618950743483806">
                <text:p>0.000618950743483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0.00060576320651732">
                <text:p>0.0006057632065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0.000590539717502921">
                <text:p>0.000590539717502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0.000573448936101764">
                <text:p>0.000573448936101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0.0005546765546829">
                <text:p>0.0005546765546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000534421948164538">
                <text:p>0.000534421948164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0.000512894664213081">
                <text:p>0.000512894664213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00490310839779074">
                <text:p>0.000490310839779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000466889628952965">
                <text:p>0.000466889628952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00442849723564672">
                <text:p>0.000442849723564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000418406042049748">
                <text:p>0.000418406042049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000393766654162248">
                <text:p>0.000393766654162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00036912999949535">
                <text:p>0.00036912999949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000344682446886953">
                <text:p>0.000344682446886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0.000320596230076948">
                <text:p>0.000320596230076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000297027782891212">
                <text:p>0.000297027782891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000274116485188036">
                <text:p>0.000274116485188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000251983819220485">
                <text:p>0.00025198381922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000230732925303645">
                <text:p>0.000230732925303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000210448536033834">
                <text:p>0.000210448536033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000191197260028191">
                <text:p>0.000191197260028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00017302817940858">
                <text:p>0.00017302817940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000155973720143668">
                <text:p>0.000155973720143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000140050750918031">
                <text:p>0.000140050750918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000125261864383591">
                <text:p>0.000125261864383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00011159679437526">
                <text:p>0.00011159679437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0.0000990339237999213">
                <text:p>0.0000990339237999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00875418402580866">
                <text:p>0.0000875418402580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00770808998262544">
                <text:p>0.000077080899826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0.0000676047635944286">
                <text:p>0.0000676047635944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0.0000590618762916858">
                <text:p>0.0000590618762916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0.0000513968614215173">
                <text:p>0.0000513968614215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0.0000445518125592373">
                <text:p>0.0000445518125592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0.0000384674656470331">
                <text:p>0.0000384674656470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0.0000330842420940868">
                <text:p>0.000033084242094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0000283431571138802">
                <text:p>0.0000283431571138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0.0000241865919027126">
                <text:p>0.0000241865919027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0.0000205589319074598">
                <text:p>0.0000205589319074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0.0000174070765008649">
                <text:p>0.0000174070765008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0.0000146808278604586">
                <text:p>0.0000146808278604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0.0000123331687378809">
                <text:p>0.0000123331687378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0.0000103204401345666">
                <text:p>0.0000103204401345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0.00000860243070945044">
                <text:p>0.00000860243070945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0.00000714239008872604">
                <text:p>0.00000714239008872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0.00000590697818911247">
                <text:p>0.00000590697818911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0.00000486616227135905">
                <text:p>0.00000486616227135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0.00000399307277776199">
                <text:p>0.00000399307277776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0.00000326382814245918">
                <text:p>0.00000326382814245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0.00000265733775836771">
                <text:p>0.00000265733775836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0.00000215509119622613">
                <text:p>0.00000215509119622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